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D00000020579BD1CB586D520C2.tif" manifest:media-type="image/tif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name="Content Placeholder 1" draw:style-name="gr1" draw:text-style-name="P1" draw:layer="layout" svg:width="23.834cm" svg:height="12.6cm" svg:x="0.498cm" svg:y="0.5cm">
          <draw:image xlink:href="Pictures/10000001000003D00000020579BD1CB586D520C2.tif" xlink:type="simple" xlink:show="embed" xlink:actuate="onLoad" draw:mime-type="image/tiff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4.83cm" fo:page-height="13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08:45:47.578814957</meta:creation-date>
    <dc:date>2022-11-08T14:40:32.731974423</dc:date>
    <meta:editing-duration>PT23H39M18S</meta:editing-duration>
    <meta:editing-cycles>27</meta:editing-cycles>
    <meta:generator>LibreOffice/7.4.2.3$Linux_X86_64 LibreOffice_project/40$Build-3</meta:generator>
    <meta:document-statistic meta:object-count="1"/>
  </office:meta>
</office:document-meta>
</file>